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3F0000018DD0A1D9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5" style:family="table">
      <style:table-properties style:width="18.184cm" table:align="margins"/>
    </style:style>
    <style:style style:name="Tabla5.A" style:family="table-column">
      <style:table-column-properties style:column-width="3.247cm" style:rel-column-width="11703*"/>
    </style:style>
    <style:style style:name="Tabla5.B" style:family="table-column">
      <style:table-column-properties style:column-width="4.978cm" style:rel-column-width="17939*"/>
    </style:style>
    <style:style style:name="Tabla5.C" style:family="table-column">
      <style:table-column-properties style:column-width="0.074cm" style:rel-column-width="266*"/>
    </style:style>
    <style:style style:name="Tabla5.D" style:family="table-column">
      <style:table-column-properties style:column-width="2.417cm" style:rel-column-width="8709*"/>
    </style:style>
    <style:style style:name="Tabla5.E" style:family="table-column">
      <style:table-column-properties style:column-width="7.468cm" style:rel-column-width="26918*"/>
    </style:style>
    <style:style style:name="Tabla5.A1" style:family="table-cell">
      <style:table-cell-properties fo:background-color="#dddddd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none"/>
    </style:style>
    <style:style style:name="Tabla5.B2" style:family="table-cell">
      <style:table-cell-properties fo:padding="0.097cm" fo:border-left="none" fo:border-right="0.05pt solid #000000" fo:border-top="none" fo:border-bottom="none"/>
    </style:style>
    <style:style style:name="Tabla5.A3" style:family="table-cell">
      <style:table-cell-properties fo:padding="0.097cm" fo:border-left="0.05pt solid #000000" fo:border-right="none" fo:border-top="none" fo:border-bottom="none"/>
    </style:style>
    <style:style style:name="Tabla5.B3" style:family="table-cell">
      <style:table-cell-properties fo:padding="0.097cm" fo:border="none"/>
    </style:style>
    <style:style style:name="Tabla5.D3" style:family="table-cell">
      <style:table-cell-properties fo:padding="0.097cm" fo:border="none"/>
    </style:style>
    <style:style style:name="Tabla5.E3" style:family="table-cell">
      <style:table-cell-properties fo:padding="0.097cm" fo:border-left="none" fo:border-right="0.05pt solid #000000" fo:border-top="none" fo:border-bottom="none"/>
    </style:style>
    <style:style style:name="Tabla5.A4" style:family="table-cell">
      <style:table-cell-properties fo:padding="0.097cm" fo:border-left="0.05pt solid #000000" fo:border-right="none" fo:border-top="none" fo:border-bottom="none"/>
    </style:style>
    <style:style style:name="Tabla5.B4" style:family="table-cell">
      <style:table-cell-properties fo:padding="0.097cm" fo:border-left="none" fo:border-right="0.05pt solid #000000" fo:border-top="none" fo:border-bottom="none"/>
    </style:style>
    <style:style style:name="Tabla5.A5" style:family="table-cell">
      <style:table-cell-properties fo:padding="0.097cm" fo:border-left="0.05pt solid #000000" fo:border-right="none" fo:border-top="none" fo:border-bottom="none"/>
    </style:style>
    <style:style style:name="Tabla5.B5" style:family="table-cell">
      <style:table-cell-properties fo:padding="0.097cm" fo:border="none"/>
    </style:style>
    <style:style style:name="Tabla5.C5" style:family="table-cell">
      <style:table-cell-properties fo:padding="0.097cm" fo:border="none"/>
    </style:style>
    <style:style style:name="Tabla5.E5" style:family="table-cell">
      <style:table-cell-properties fo:padding="0.097cm" fo:border-left="none" fo:border-right="0.05pt solid #000000" fo:border-top="none" fo:border-bottom="none"/>
    </style:style>
    <style:style style:name="Tabla5.A6" style:family="table-cell">
      <style:table-cell-properties fo:padding="0.097cm" fo:border-left="0.05pt solid #000000" fo:border-right="none" fo:border-top="none" fo:border-bottom="0.05pt solid #000000"/>
    </style:style>
    <style:style style:name="Tabla5.B6" style:family="table-cell">
      <style:table-cell-properties fo:padding="0.097cm" fo:border-left="none" fo:border-right="0.05pt solid #000000" fo:border-top="none" fo:border-bottom="0.05pt solid #000000"/>
    </style:style>
    <style:style style:name="Tabla1" style:family="table">
      <style:table-properties style:width="18.184cm" table:align="margins"/>
    </style:style>
    <style:style style:name="Tabla1.A" style:family="table-column">
      <style:table-column-properties style:column-width="1.804cm" style:rel-column-width="6503*"/>
    </style:style>
    <style:style style:name="Tabla1.B" style:family="table-column">
      <style:table-column-properties style:column-width="1.707cm" style:rel-column-width="6153*"/>
    </style:style>
    <style:style style:name="Tabla1.C" style:family="table-column">
      <style:table-column-properties style:column-width="8.657cm" style:rel-column-width="31200*"/>
    </style:style>
    <style:style style:name="Tabla1.D" style:family="table-column">
      <style:table-column-properties style:column-width="2.376cm" style:rel-column-width="8562*"/>
    </style:style>
    <style:style style:name="Tabla1.E" style:family="table-column">
      <style:table-column-properties style:column-width="3.639cm" style:rel-column-width="1311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8.184cm" table:align="margins"/>
    </style:style>
    <style:style style:name="Tabla2.A" style:family="table-column">
      <style:table-column-properties style:column-width="2.671cm" style:rel-column-width="9624*"/>
    </style:style>
    <style:style style:name="Tabla2.B" style:family="table-column">
      <style:table-column-properties style:column-width="15.513cm" style:rel-column-width="55911*"/>
    </style:style>
    <style:style style:name="Tabla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a2.A2" style:family="table-cell">
      <style:table-cell-properties fo:padding="0.097cm" fo:border-left="0.05pt solid #000000" fo:border-right="0.05pt solid #000000" fo:border-top="none" fo:border-bottom="none"/>
    </style:style>
    <style:style style:name="Tabla2.A7" style:family="table-cell">
      <style:table-cell-properties fo:padding="0.097cm" fo:border-left="0.05pt solid #000000" fo:border-right="none" fo:border-top="none" fo:border-bottom="none"/>
    </style:style>
    <style:style style:name="Tabla2.B7" style:family="table-cell">
      <style:table-cell-properties fo:padding="0.097cm" fo:border-left="none" fo:border-right="0.05pt solid #000000" fo:border-top="none" fo:border-bottom="none"/>
    </style:style>
    <style:style style:name="Tabla2.12" style:family="table-row">
      <style:table-row-properties style:min-row-height="1.861cm"/>
    </style:style>
    <style:style style:name="Tabla2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8.184cm" table:align="margins"/>
    </style:style>
    <style:style style:name="Tabla3.A" style:family="table-column">
      <style:table-column-properties style:column-width="18.184cm" style:rel-column-width="65535*"/>
    </style:style>
    <style:style style:name="Tabla3.1" style:family="table-row">
      <style:table-row-properties style:min-row-height="2.935cm"/>
    </style:style>
    <style:style style:name="Tabla3.A1" style:family="table-cell">
      <style:table-cell-properties fo:padding="0.097cm" fo:border="0.05pt solid #000000"/>
    </style:style>
    <style:style style:name="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P6" style:family="paragraph" style:parent-style-name="Standard">
      <style:paragraph-properties fo:margin-left="0cm" fo:margin-right="-0.025cm" fo:margin-top="0cm" fo:margin-bottom="0.049cm" style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margin-left="0cm" fo:margin-right="-0.025cm" fo:margin-top="0cm" fo:margin-bottom="0.049cm" style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cm" fo:margin-right="-0.025cm" fo:margin-top="0cm" fo:margin-bottom="0.049cm" style:contextual-spacing="false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cm" fo:margin-right="-0.025cm" fo:margin-top="0cm" fo:margin-bottom="0.049cm" style:contextual-spacing="false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 style:master-page-name="">
      <style:paragraph-properties fo:margin-left="0cm" fo:margin-right="-0.025cm" fo:margin-top="0cm" fo:margin-bottom="0.049cm" style:contextual-spacing="false" fo:text-align="center" style:justify-single-word="false" fo:text-indent="0cm" style:auto-text-indent="false" style:page-number="auto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style:font-name-asian="Arial1" style:font-size-asian="8pt" style:font-name-complex="Arial1" style:font-size-complex="8pt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Arial1" fo:font-size="10pt" style:font-name-asian="Arial1" style:font-size-asian="10pt" style:font-name-complex="Arial1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1" fo:font-size="10pt" fo:font-weight="bold" officeooo:paragraph-rsid="000deacd" style:font-name-asian="Arial1" style:font-size-asian="10pt" style:font-weight-asian="bold" style:font-name-complex="Arial1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Arial1" fo:font-size="10pt" fo:font-weight="bold" officeooo:rsid="001791b7" officeooo:paragraph-rsid="001791b7" style:font-name-asian="Arial1" style:font-size-asian="10pt" style:font-weight-asian="bold" style:font-name-complex="Arial1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1ae44e" style:font-size-asian="10pt" style:font-size-complex="10pt"/>
    </style:style>
    <style:style style:name="T4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Presupuesto Nº: <text:text-input text:description="">$numero</text:text-input><text:line-break/>ANEXO I DECRETO 83/11</text:p>
      <text:p text:style-name="P7">Fecha de Presentacion: <text:text-input text:description="$fecha">$fecha</text:text-input></text:p>
      <text:p text:style-name="P9">Presupuesto válido por 1 mes a contar desde la fecha de emisión</text:p>
      <text:p text:style-name="P8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>
          <table:table-cell table:style-name="Tabla5.A1" table:number-columns-spanned="5" office:value-type="string">
            <text:p text:style-name="P19">DATOS DEL PACIENT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Apellido y Nombre:</text:p>
          </table:table-cell>
          <table:table-cell table:style-name="Tabla5.B4" table:number-columns-spanned="4" office:value-type="string">
            <text:p text:style-name="P13"><text:text-input text:description="">$nombre</text:text-input></text:p>
          </table:table-cell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Documento:</text:p>
          </table:table-cell>
          <table:table-cell table:style-name="Tabla5.B3" table:number-columns-spanned="2" office:value-type="string">
            <text:p text:style-name="P13"><text:text-input text:description="">$documento</text:text-input></text:p>
          </table:table-cell>
          <table:covered-table-cell/>
          <table:table-cell table:style-name="Tabla5.D3" office:value-type="string">
            <text:p text:style-name="P14">CIE:</text:p>
          </table:table-cell>
          <table:table-cell table:style-name="Tabla5.E5" office:value-type="string">
            <text:p text:style-name="P13"><text:text-input text:description="">$cie</text:text-input></text:p>
          </table:table-cell>
        </table:table-row>
        <table:table-row>
          <table:table-cell table:style-name="Tabla5.A5" office:value-type="string">
            <text:p text:style-name="P13">ID-Paciente:</text:p>
          </table:table-cell>
          <table:table-cell table:style-name="Tabla5.B4" table:number-columns-spanned="4" office:value-type="string">
            <text:p text:style-name="P13"><text:text-input text:description="">$idPaciente</text:text-input></text:p>
          </table:table-cell>
          <table:covered-table-cell/>
          <table:covered-table-cell/>
          <table:covered-table-cell/>
        </table:table-row>
        <table:table-row>
          <table:table-cell table:style-name="Tabla5.A5" office:value-type="string">
            <text:p text:style-name="P13">Edad:</text:p>
          </table:table-cell>
          <table:table-cell table:style-name="Tabla5.B5" office:value-type="string">
            <text:p text:style-name="P13"><text:text-input text:description="$edad">$edad</text:text-input></text:p>
          </table:table-cell>
          <table:table-cell table:style-name="Tabla5.C5" table:number-columns-spanned="2" office:value-type="string">
            <text:p text:style-name="P14">Sexo:</text:p>
          </table:table-cell>
          <table:covered-table-cell/>
          <table:table-cell table:style-name="Tabla5.E5" office:value-type="string">
            <text:p text:style-name="P13"><text:text-input text:description="$sexo">$sexo</text:text-input></text:p>
          </table:table-cell>
        </table:table-row>
        <table:table-row>
          <table:table-cell table:style-name="Tabla5.A6" office:value-type="string">
            <text:p text:style-name="P13">EPISDIO Nº:</text:p>
          </table:table-cell>
          <table:table-cell table:style-name="Tabla5.B6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8"><text:text-input text:description="">#set($totalTotal = 0)</text:text-input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6">Código</text:p>
          </table:table-cell>
          <table:table-cell table:style-name="Tabla1.A1" office:value-type="string">
            <text:p text:style-name="P16">Cant.</text:p>
          </table:table-cell>
          <table:table-cell table:style-name="Tabla1.A1" office:value-type="string">
            <text:p text:style-name="P16">Descripción</text:p>
          </table:table-cell>
          <table:table-cell table:style-name="Tabla1.A1" office:value-type="string">
            <text:p text:style-name="P16">P. unitario</text:p>
          </table:table-cell>
          <table:table-cell table:style-name="Tabla1.E1" office:value-type="string">
            <text:p text:style-name="P16">TOTAL</text:p>
          </table:table-cell>
        </table:table-row>
        <table:table-row>
          <table:table-cell table:style-name="Tabla1.A2" office:value-type="string">
            <text:p text:style-name="P15"><text:text-input text:description="">@before-row#foreach($linea in$lineas)</text:text-input><text:text-input text:description="$linea.producto.codigo_ips">$linea.producto.codigo_ips</text:text-input><text:text-input text:description="">@after-row#end</text:text-input></text:p>
          </table:table-cell>
          <table:table-cell table:style-name="Tabla1.A2" office:value-type="string">
            <text:p text:style-name="P15"><text:text-input text:description="">$linea.cantidad</text:text-input></text:p>
          </table:table-cell>
          <table:table-cell table:style-name="Tabla1.A2" office:value-type="string">
            <text:p text:style-name="P13"><text:text-input text:description="">$linea.producto.nombre</text:text-input></text:p>
          </table:table-cell>
          <table:table-cell table:style-name="Tabla1.A2" office:value-type="string">
            <text:p text:style-name="P15"><text:text-input text:description="$utils.moneda($linea.precio).replace(&quot;$&quot;, &quot;$ &quot;)">$utils.moneda($linea.precio).replace("$", "$ ")</text:text-input></text:p>
          </table:table-cell>
          <table:table-cell table:style-name="Tabla1.E2" office:value-type="string">
            <text:p text:style-name="P14"><text:span text:style-name="T5"><text:text-input text:description="">#set($subTotalLinea = $linea.precio*$linea.cantidad)</text:text-input></text:span><text:text-input text:description="">#set($totalTotal = $subTotalLinea + $totalTotal)</text:text-input><text:text-input text:description="">$utils.moneda($subTotalLinea).replace("$", "$ ")</text:text-input></text:p>
          </table:table-cell>
        </table:table-row>
        <table:table-row>
          <table:table-cell table:style-name="Tabla1.A3" table:number-columns-spanned="4" office:value-type="string">
            <text:p text:style-name="P18">TOTAL</text:p>
          </table:table-cell>
          <table:covered-table-cell/>
          <table:covered-table-cell/>
          <table:covered-table-cell/>
          <table:table-cell table:style-name="Tabla1.E3" office:value-type="string">
            <text:p text:style-name="P14"><text:text-input text:description="$utils.moneda($totalTotal).replace(&quot;$&quot;, &quot;$ &quot;)">$utils.moneda($totalTotal).replace("$", "$ ")</text:text-input></text:p>
          </table:table-cell>
        </table:table-row>
        <table:table-row>
          <table:table-cell table:style-name="Tabla1.A4" table:number-columns-spanned="5" office:value-type="string">
            <text:p text:style-name="P17">Son pesos: <text:text-input text:description="">$letra.convertNumberToLetterBigDecimal($totalTotal)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6">BENEFICIARIO O TERCERO INTERVINIENTE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Razón: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SEGÚN ANEXO I DECRETO 83/11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>PACIENTE EXTRANJERO SIN RESIDENCIA LEGAL EN EL PAIS</text:p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7" office:value-type="string">
            <text:p text:style-name="P11">Apellido y Nombre:</text:p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7" office:value-type="string">
            <text:p text:style-name="P11">Documetno Nº:</text:p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7" office:value-type="string">
            <text:p text:style-name="P11">Parentesco:</text:p>
          </table:table-cell>
          <table:table-cell table:style-name="Tabla2.B7" office:value-type="string">
            <text:p text:style-name="P11"/>
          </table:table-cell>
        </table:table-row>
        <table:table-row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Presento conformidad a las prestaciones y datos detalladas anteriormente.</text:p>
          </table:table-cell>
          <table:covered-table-cell/>
        </table:table-row>
        <table:table-row table:style-name="Tabla2.12">
          <table:table-cell table:style-name="Tabla2.A2" table:number-columns-spanned="2" office:value-type="string">
            <text:p text:style-name="P11"/>
          </table:table-cell>
          <table:covered-table-cell/>
        </table:table-row>
        <table:table-row>
          <table:table-cell table:style-name="Tabla2.A2" table:number-columns-spanned="2" office:value-type="string">
            <text:p text:style-name="P12">….............................................................................</text:p>
            <text:p text:style-name="P12">Firma y aclaración</text:p>
          </table:table-cell>
          <table:covered-table-cell/>
        </table:table-row>
        <table:table-row>
          <table:table-cell table:style-name="Tabla2.A14" table:number-columns-spanned="2" office:value-type="string">
            <text:p text:style-name="P11"/>
          </table:table-cell>
          <table:covered-table-cell/>
        </table:table-row>
      </table:table>
      <text:p text:style-name="P6"/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OBSERVACIONES: <text:text-input text:description="$nota">$nota</text:text-input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left="8.5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2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weight="bold" officeooo:rsid="001ae44e" officeooo:paragraph-rsid="001ae44e" style:font-weight-asian="bold" style:font-weight-complex="bold"/>
    </style:style>
    <style:style style:name="MP3" style:family="paragraph" style:parent-style-name="Header">
      <style:paragraph-properties fo:margin-left="8.5cm" fo:margin-right="0cm" fo:text-align="center" style:justify-single-word="false" fo:text-indent="0cm" style:auto-text-indent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officeooo:paragraph-rsid="001ae44e" style:font-size-asian="10pt" style:font-style-asian="italic" style:font-size-complex="10pt" style:font-style-complex="italic"/>
    </style:style>
    <style:style style:name="MP4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MP5" style:family="paragraph" style:parent-style-name="Header" style:master-page-name="">
      <style:paragraph-properties fo:margin-left="8.999cm" fo:margin-right="0cm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1ae44e"/>
    </style:style>
    <style:style style:name="MT1" style:family="text">
      <style:text-properties style:font-name="Arial" fo:font-size="10pt" officeooo:rsid="001ae44e" style:font-size-asian="10pt" style:font-size-complex="10pt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fo:color="#000000" style:font-name="Arial1" fo:font-size="10pt" fo:letter-spacing="normal" fo:font-style="normal" fo:font-weight="normal" style:font-size-asian="10pt" style:font-size-complex="10pt"/>
    </style:style>
    <style:style style:name="MT4" style:family="text">
      <style:text-properties style:font-name="Ari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33.02cm" style:num-format="1" style:print-orientation="portrait" fo:margin-top="1.224cm" fo:margin-bottom="0.533cm" fo:margin-left="1.755cm" fo:margin-right="1.6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cm" svg:y="-0.048cm" svg:width="9.47cm" svg:height="3.351cm" draw:z-index="0"><draw:image xlink:href="Pictures/100002010000043F0000018DD0A1D924.png" xlink:type="simple" xlink:show="embed" xlink:actuate="onLoad"/></draw:frame>PARQUE DE LA SALUD </text:p>
        <text:p text:style-name="MP2">DE LA PROVINCIA DE MISIONES </text:p>
        <text:p text:style-name="MP2">DR. RAMON MADARIAGA</text:p>
        <text:p text:style-name="MP3">Marconi Nº 3736 - C.P. 3.300</text:p>
        <text:p text:style-name="MP4">Tel: +54 376 <text:s/>4443700 (int. 2212 o 3112)</text:p>
        <text:p text:style-name="MP5"><text:span text:style-name="MT1">E-mail</text:span><text:span text:style-name="MT2">: </text:span><text:a xlink:type="simple" xlink:href="mailto:recupero@parquesaludmnes.org.ar"><text:span text:style-name="MT3">recupero@parquesaludmnes.org.ar</text:span></text:a></text:p>
        <text:p text:style-name="MP5"><text:span text:style-name="MT2">Posadas - Misiones, Argentina</text:span><text:span text:style-name="MT4">.</text:span></text:p>
      </style:header>
    </style:master-page>
    <style:master-page style:name="Endnote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0:37:33.40</meta:creation-date>
    <dc:date>2016-11-09T19:47:12.928747781</dc:date>
    <meta:editing-duration>P2DT4H30M31S</meta:editing-duration>
    <meta:editing-cycles>666</meta:editing-cycles>
    <meta:generator>LibreOffice/4.2.7.2$Linux_X86_64 LibreOffice_project/420m0$Build-2</meta:generator>
    <meta:document-statistic meta:table-count="4" meta:image-count="1" meta:object-count="0" meta:page-count="1" meta:paragraph-count="49" meta:word-count="191" meta:character-count="1339" meta:non-whitespace-character-count="1239"/>
  </office:meta>
</office:document-meta>
</file>